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4ed2a" officeooo:paragraph-rsid="0014ed2a"/>
    </style:style>
    <style:style style:name="P2" style:family="paragraph" style:parent-style-name="Text_20_body">
      <style:text-properties officeooo:rsid="0005702e" officeooo:paragraph-rsid="0005702e"/>
    </style:style>
    <style:style style:name="P3" style:family="paragraph" style:parent-style-name="Text_20_body">
      <style:text-properties officeooo:paragraph-rsid="00161afa"/>
    </style:style>
    <style:style style:name="P4" style:family="paragraph" style:parent-style-name="Text_20_body">
      <style:text-properties fo:font-style="normal" officeooo:rsid="0014ed2a" officeooo:paragraph-rsid="0014ed2a" style:font-style-asian="normal" style:font-style-complex="normal"/>
    </style:style>
    <style:style style:name="P5" style:family="paragraph" style:parent-style-name="Text_20_body">
      <style:text-properties officeooo:paragraph-rsid="001b406c"/>
    </style:style>
    <style:style style:name="P6" style:family="paragraph" style:parent-style-name="Text_20_body">
      <style:text-properties officeooo:rsid="00204355" officeooo:paragraph-rsid="00204355"/>
    </style:style>
    <style:style style:name="P7" style:family="paragraph" style:parent-style-name="Title">
      <style:text-properties officeooo:rsid="0004e0f2" officeooo:paragraph-rsid="0004e0f2"/>
    </style:style>
    <style:style style:name="P8" style:family="paragraph" style:parent-style-name="Text_20_body">
      <style:text-properties fo:font-style="normal" officeooo:rsid="0014ed2a" officeooo:paragraph-rsid="002245ff" style:font-style-asian="normal" style:font-style-complex="normal"/>
    </style:style>
    <style:style style:name="P9" style:family="paragraph" style:parent-style-name="Text_20_body">
      <style:text-properties fo:font-style="normal" officeooo:rsid="001eb5ee" officeooo:paragraph-rsid="0023f0dc" style:font-style-asian="normal" style:font-style-complex="normal"/>
    </style:style>
    <style:style style:name="P10" style:family="paragraph" style:parent-style-name="Text_20_body">
      <style:text-properties fo:font-style="normal" officeooo:rsid="0023f0dc" officeooo:paragraph-rsid="0023f0dc" style:font-style-asian="normal" style:font-style-complex="normal"/>
    </style:style>
    <style:style style:name="P11" style:family="paragraph" style:parent-style-name="Text_20_body">
      <style:text-properties officeooo:rsid="0010f478" officeooo:paragraph-rsid="0010f478"/>
    </style:style>
    <style:style style:name="P12" style:family="paragraph" style:parent-style-name="Text_20_body">
      <style:text-properties officeooo:rsid="00204355" officeooo:paragraph-rsid="00204355"/>
    </style:style>
    <style:style style:name="P13" style:family="paragraph" style:parent-style-name="Text_20_body">
      <style:text-properties officeooo:paragraph-rsid="00256000"/>
    </style:style>
    <style:style style:name="P14" style:family="paragraph" style:parent-style-name="Text_20_body">
      <style:text-properties officeooo:rsid="00260430" officeooo:paragraph-rsid="00260430"/>
    </style:style>
    <style:style style:name="P15" style:family="paragraph" style:parent-style-name="Text_20_body">
      <style:text-properties officeooo:rsid="0026bdf4" officeooo:paragraph-rsid="0026bdf4"/>
    </style:style>
    <style:style style:name="P16" style:family="paragraph" style:parent-style-name="Text_20_body">
      <style:text-properties officeooo:rsid="0026e83e" officeooo:paragraph-rsid="0026e83e"/>
    </style:style>
    <style:style style:name="P17" style:family="paragraph" style:parent-style-name="Text_20_body">
      <style:text-properties officeooo:rsid="002883ad" officeooo:paragraph-rsid="002883ad"/>
    </style:style>
    <style:style style:name="P18" style:family="paragraph" style:parent-style-name="Text_20_body">
      <style:text-properties officeooo:rsid="0028b881" officeooo:paragraph-rsid="0028b881"/>
    </style:style>
    <style:style style:name="P19" style:family="paragraph" style:parent-style-name="Heading_20_3">
      <style:text-properties officeooo:rsid="001cb8b7" officeooo:paragraph-rsid="001cb8b7"/>
    </style:style>
    <style:style style:name="P20" style:family="paragraph" style:parent-style-name="Heading_20_3">
      <style:text-properties officeooo:rsid="00204355" officeooo:paragraph-rsid="00204355"/>
    </style:style>
    <style:style style:name="T1" style:family="text">
      <style:text-properties officeooo:rsid="0005d782"/>
    </style:style>
    <style:style style:name="T2" style:family="text">
      <style:text-properties fo:font-style="italic" style:font-style-asian="italic" style:font-style-complex="italic"/>
    </style:style>
    <style:style style:name="T3" style:family="text">
      <style:text-properties fo:font-style="italic" officeooo:rsid="0009688e" style:font-style-asian="italic" style:font-style-complex="italic"/>
    </style:style>
    <style:style style:name="T4" style:family="text">
      <style:text-properties fo:font-style="italic" officeooo:rsid="000b888e" style:font-style-asian="italic" style:font-style-complex="italic"/>
    </style:style>
    <style:style style:name="T5" style:family="text">
      <style:text-properties fo:font-style="italic" officeooo:rsid="00129765" style:font-style-asian="italic" style:font-style-complex="italic"/>
    </style:style>
    <style:style style:name="T6" style:family="text">
      <style:text-properties fo:font-style="italic" officeooo:rsid="00161af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9688e" style:font-style-asian="normal" style:font-style-complex="normal"/>
    </style:style>
    <style:style style:name="T9" style:family="text">
      <style:text-properties fo:font-style="normal" officeooo:rsid="000b888e" style:font-style-asian="normal" style:font-style-complex="normal"/>
    </style:style>
    <style:style style:name="T10" style:family="text">
      <style:text-properties fo:font-style="normal" officeooo:rsid="000d9f32" style:font-style-asian="normal" style:font-style-complex="normal"/>
    </style:style>
    <style:style style:name="T11" style:family="text">
      <style:text-properties fo:font-style="normal" officeooo:rsid="00129765" style:font-style-asian="normal" style:font-style-complex="normal"/>
    </style:style>
    <style:style style:name="T12" style:family="text">
      <style:text-properties fo:font-style="normal" officeooo:rsid="00161afa" style:font-style-asian="normal" style:font-style-complex="normal"/>
    </style:style>
    <style:style style:name="T13" style:family="text">
      <style:text-properties fo:font-style="normal" officeooo:rsid="00189582" style:font-style-asian="normal" style:font-style-complex="normal"/>
    </style:style>
    <style:style style:name="T14" style:family="text">
      <style:text-properties fo:font-style="normal" officeooo:rsid="001a324a" style:font-style-asian="normal" style:font-style-complex="normal"/>
    </style:style>
    <style:style style:name="T15" style:family="text">
      <style:text-properties fo:font-style="normal" officeooo:rsid="001cb8b7" style:font-style-asian="normal" style:font-style-complex="normal"/>
    </style:style>
    <style:style style:name="T16" style:family="text">
      <style:text-properties fo:font-style="normal" officeooo:rsid="001d3287" style:font-style-asian="normal" style:font-style-complex="normal"/>
    </style:style>
    <style:style style:name="T17" style:family="text">
      <style:text-properties fo:font-style="normal" officeooo:rsid="001b406c" style:font-style-asian="normal" style:font-style-complex="normal"/>
    </style:style>
    <style:style style:name="T18" style:family="text">
      <style:text-properties fo:font-style="normal" officeooo:rsid="0023f0dc" style:font-style-asian="normal" style:font-style-complex="normal"/>
    </style:style>
    <style:style style:name="T19" style:family="text">
      <style:text-properties fo:font-style="normal" officeooo:rsid="00256000" style:font-style-asian="normal" style:font-style-complex="normal"/>
    </style:style>
    <style:style style:name="T20" style:family="text">
      <style:text-properties fo:font-style="normal" officeooo:rsid="001eb5ee" style:font-style-asian="normal" style:font-style-complex="normal"/>
    </style:style>
    <style:style style:name="T21" style:family="text">
      <style:text-properties fo:font-style="normal" officeooo:rsid="002245ff" style:font-style-asian="normal" style:font-style-complex="normal"/>
    </style:style>
    <style:style style:name="T22" style:family="text">
      <style:text-properties officeooo:rsid="00189582"/>
    </style:style>
    <style:style style:name="T23" style:family="text">
      <style:text-properties officeooo:rsid="001a324a"/>
    </style:style>
    <style:style style:name="T24" style:family="text">
      <style:text-properties officeooo:rsid="00204355"/>
    </style:style>
    <style:style style:name="T25" style:family="text">
      <style:text-properties officeooo:rsid="002245ff"/>
    </style:style>
    <style:style style:name="T26" style:family="text">
      <style:text-properties officeooo:rsid="0023f0dc"/>
    </style:style>
    <style:style style:name="T27" style:family="text">
      <style:text-properties officeooo:rsid="00256000"/>
    </style:style>
    <style:style style:name="T28" style:family="text">
      <style:text-properties fo:color="#000000" style:font-name="Liberation Sans" fo:font-size="12pt" style:font-size-asian="12pt" style:font-size-complex="12pt"/>
    </style:style>
    <style:style style:name="T29" style:family="text">
      <style:text-properties fo:color="#000000" style:font-name="Liberation Sans" fo:font-size="12pt" officeooo:rsid="00256000" style:font-size-asian="12pt" style:font-size-complex="12pt"/>
    </style:style>
    <style:style style:name="T30" style:family="text">
      <style:text-properties fo:color="#000000" style:font-name="Liberation Sans" fo:font-size="12pt" fo:font-style="normal" officeooo:rsid="00256000" style:font-size-asian="12pt" style:font-style-asian="normal" style:font-size-complex="12pt" style:font-style-complex="normal"/>
    </style:style>
    <style:style style:name="T31" style:family="text">
      <style:text-properties officeooo:rsid="002715db"/>
    </style:style>
    <style:style style:name="T32" style:family="text">
      <style:text-properties officeooo:rsid="0028b881"/>
    </style:style>
    <style:style style:name="T33" style:family="text">
      <style:text-properties officeooo:rsid="002954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03 – JUnit</text:p>
      <text:p text:style-name="P1">JUnit is a unit testing framework for Java. It provides a plethora of useful tools for testing in Java such as @ annotations, and assert functions (i.e. assertTrue, assertFalse etc). It makes using unit testing much easier and by extension makes test-driven development easier to implement.</text:p>
      <text:p text:style-name="P2">The JUnit practical <text:span text:style-name="T1">is</text:span> an exercise that <text:span text:style-name="T1">is</text:span> meant to test our ability to use interfaces, apply the Test Driven Development <text:span text:style-name="T23">model</text:span> and <text:span text:style-name="T1">use</text:span> JUnit to aid <text:span text:style-name="T23">using</text:span> that model of development. </text:p>
      <text:h text:style-name="Heading_20_2" text:outline-level="2">Design And Testing</text:h>
      <text:h text:style-name="P19" text:outline-level="3">LoyaltyCardOwner</text:h>
      <text:p text:style-name="P3">My first set of tests and implementation are associated with the <text:span text:style-name="T2">makeLoyaltyCardOwner</text:span><text:span text:style-name="T7"> method and the </text:span><text:span text:style-name="T2">LoyaltyCardOwner</text:span><text:span text:style-name="T7"> Class.</text:span><text:span text:style-name="T14">I </text:span><text:span text:style-name="T8">tested normal cases to ensure different sets of data were allowed and that when more than one </text:span><text:span text:style-name="T13">I</text:span><text:span text:style-name="T3">LoyaltyCardOwner</text:span><text:span text:style-name="T8"> object were made that they were set up correctly. </text:span><text:span text:style-name="T9">In order to this I had to implement the </text:span><text:span text:style-name="T13">I</text:span><text:span text:style-name="T4">LoyaltyCardOwner</text:span><text:span text:style-name="T9"> class, providing </text:span><text:span text:style-name="T15">an appropriate constructor</text:span><text:span text:style-name="T9">, fields and implementing the methods outlined in the interface. </text:span></text:p>
      <text:p text:style-name="P3"><text:span text:style-name="T12">For each of the objects fields I used private variables so that they could only be changed by the methods provided by the object and minimize any ripple effects that occur if the implementation of the </text:span><text:span text:style-name="T6">LoyaltyCardOwner</text:span><text:span text:style-name="T12"> object is changed.</text:span></text:p>
      <text:p text:style-name="P5"><text:span text:style-name="T12">F</text:span><text:span text:style-name="T17">or testing the normal cases I wanted to make sure that that the correct information was input into the object’</text:span><text:span text:style-name="T16">s</text:span><text:span text:style-name="T17"> fields </text:span><text:span text:style-name="T16">and</text:span><text:span text:style-name="T17"> that when separate objects were made the information in their fields would be different. </text:span><text:span text:style-name="T16">For edge cases I tested </text:span><text:span text:style-name="T17">that the method would not allow an object to be made with blank inputs. </text:span><text:span text:style-name="T15">Given more time I would have tried to use regex to perform some basic validation so that the inputs into the email and name fields were limited to proper responses </text:span><text:span text:style-name="T16">(i.e. the email input was limited to “something@example.com” formats)</text:span><text:span text:style-name="T15">.</text:span></text:p>
      <text:h text:style-name="Heading_20_3" text:outline-level="3"><text:span text:style-name="T10">L</text:span><text:span text:style-name="T7">oyaltyCard</text:span></text:h>
      <text:p text:style-name="P11">Similar to setting up the <text:span text:style-name="T22">I</text:span><text:span text:style-name="T2">LoyaltyCardOwner</text:span><text:span text:style-name="T7"> I first tested that an </text:span><text:span text:style-name="T13">I</text:span><text:span text:style-name="T5">L</text:span><text:span text:style-name="T2">oyaltyCard</text:span><text:span text:style-name="T7"> object was created successfully before checking that each of the methods associated with the object worked. To this end I created private </text:span><text:span text:style-name="T11">variables for the number of times the card has been used, the number of points on the card and a private object to contain the </text:span><text:span text:style-name="T13">I</text:span><text:span text:style-name="T5">LoyaltyCardOwner</text:span><text:span text:style-name="T11"> object. </text:span><text:span text:style-name="T18">I set the number of points, number of uses and owner fields private</text:span><text:span text:style-name="T12"> to manage the complexity of the program.</text:span></text:p>
      <text:p text:style-name="P8"><text:span text:style-name="T12">To speed up the testing of the methods I added a method </text:span><text:span text:style-name="T22">using the @Before annotation offered by JUnit,</text:span><text:span text:style-name="T12"> that initialized a </text:span><text:span text:style-name="T26">private</text:span><text:span text:style-name="T12"> instance of </text:span><text:span text:style-name="T26">a</text:span><text:span text:style-name="T12"> LoyaltyCardOwner </text:span><text:span text:style-name="T26">so I wouldn’t have to do again and again for a large number of tests and to speed up testing.</text:span></text:p>
      <text:p text:style-name="P8"/>
      <text:p text:style-name="P13"><text:soft-page-break/><text:span text:style-name="T20">I also tested that when more than one object was created, the field contained were properly treated separately and could be changed independent of one another, </text:span><text:span text:style-name="T21">as it was possible that a field was set to static and thus the same across all instances of an class</text:span><text:span text:style-name="T20">. </text:span><text:span text:style-name="T19">e.g. the </text:span><text:span text:style-name="T30">separateLoyaltyCardsGetsOwnerCorrectly</text:span><text:span text:style-name="T28"> </text:span><text:span text:style-name="T29">test, lines 200-205 Tests.java</text:span></text:p>
      <text:p text:style-name="P10">To check that the addPoints and usePoints methods worked I checked normal cases where a positive number of points were added and some smaller number of points were used. I also <text:span text:style-name="T27">the</text:span> tested edge case if negative numbers were added and <text:span text:style-name="T27">changed my implementation so negative integers wouldn’t affect the number of points as it should be impossible to ‘buy’ an item for a negative value to get negative points. I also checked that 0 points could be added without error.</text:span></text:p>
      <text:p text:style-name="P9"><text:s/><text:span text:style-name="T24">I checked the edge and exceptional cases by using the (expected = …) annotation offered by JUnit to ensure that the correct exceptions were being thrown when incorrect data was input into the LoyaltyCard methods.</text:span></text:p>
      <text:h text:style-name="P20" text:outline-level="3">LoyaltyCardOperator</text:h>
      <text:p text:style-name="P6">For this method I implemented the list of loyalty card owners in the LoyaltyCardOperator objects as a hashtable. This was because it made sense to use a loyalty card owner’s email as the key, and the loyalty card object as the value stored. <text:span text:style-name="T25">I</text:span>t tied them together and made it <text:span text:style-name="T25">harder for</text:span> the same loyalty card owner <text:span text:style-name="T27">to</text:span> be registered twic<text:span text:style-name="T25">e. I made private static field for the ratio of pence to points, because if in the future I added methods that used that variable and it changed, I would only have to change it at the top of the class rather than in each individual place.</text:span></text:p>
      <text:p text:style-name="P14">I used the hashtable.get method to check whether an owner is already registered as it would return null if the key provided (in this instance an owner email) was not in the hashtable. If it didn’t return null then it would throw an exception as that meant there was a value associated with that key (i.e. the owner had already registered that email).</text:p>
      <text:p text:style-name="P15">For the processPointsPurchase method I did not need to throw the InsufficientPointsException in the method as the usePoints method for the LoyaltyCard Class would itself throw the error if required.</text:p>
      <text:p text:style-name="P16">For the getMostUsedMethod I set it so that if there were two or more loyalty cards with the same number of uses, only the <text:span text:style-name="T31">loyalty card</text:span> found <text:span text:style-name="T31">by the for loop (not necessarily the first added to the hashtable)</text:span> would be returned as the behaviour was undefined in the interface provided and it seemed the simplest solution. In the extension I would look to change the interface (and the class implementing it) so that it returns a collection of ILoyaltyCardOwners with the most used as that would be more useful to whomever used the method. <text:span text:style-name="T32">I also used the .size() method to determine whether any owners were registered before anything else so less memory was used by the program.</text:span></text:p>
      <text:p text:style-name="P17">To test the normal cases for the registerOwner and unregisterOwner methods I had to check that the OwnerAlreadyRegistered and OwnerNotRegisteredException were thrown at the right time as there was not a method in the ILoyaltyCardOperator interface to check directly whether an owner email had been registered or unregistered.</text:p>
      <text:p text:style-name="P16"/>
      <text:p text:style-name="P18"><text:soft-page-break/>The requirements stated that 100 pence translated to 1 loyalty card point. <text:span text:style-name="T33">so</text:span> <text:span text:style-name="T33">I tested </text:span>the normal cases of multiples of 100 <text:span text:style-name="T33">for the processMoneyPurchaseMethod</text:span>, <text:span text:style-name="T33">and I</text:span> also tested to make sure that values such as 267 pence correctly rounded down to 2 loyalty card points instead of perhaps being rounded up to 3.</text:p>
      <text:p text:style-name="P6"/>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family-generic="swiss" style:font-pitch="variable" officeooo:rsid="0008e30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9:03:34.604572934</meta:creation-date>
    <dc:date>2018-10-03T21:54:34.450005336</dc:date>
    <meta:editing-duration>PT5H11M20S</meta:editing-duration>
    <meta:editing-cycles>13</meta:editing-cycles>
    <meta:generator>LibreOffice/6.0.6.2$Linux_X86_64 LibreOffice_project/00$Build-2</meta:generator>
    <meta:document-statistic meta:table-count="0" meta:image-count="0" meta:object-count="0" meta:page-count="3" meta:paragraph-count="21" meta:word-count="1007" meta:character-count="5962" meta:non-whitespace-character-count="4972"/>
  </office:meta>
</office:document-meta>
</file>